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4896in" table:align="left" style:writing-mode="lr-tb"/>
    </style:style>
    <style:style style:name="Table2.A" style:family="table-column">
      <style:table-column-properties style:column-width="3.2493in"/>
    </style:style>
    <style:style style:name="Table2.B" style:family="table-column">
      <style:table-column-properties style:column-width="3.2403in"/>
    </style:style>
    <style:style style:name="Table1" style:family="table">
      <style:table-properties style:width="6.4896in" table:align="right" style:writing-mode="lr-tb"/>
    </style:style>
    <style:style style:name="Table1.A" style:family="table-column">
      <style:table-column-properties style:column-width="2.1146in"/>
    </style:style>
    <style:style style:name="Table1.B" style:family="table-column">
      <style:table-column-properties style:column-width="4.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text-properties fo:font-style="italic" style:font-style-asian="italic"/>
    </style:style>
    <style:style style:name="P2" style:family="paragraph" style:parent-style-name="Standard">
      <style:text-properties style:font-name="Times New Roman" fo:font-size="11pt" fo:language="en" fo:country="US" style:font-size-asian="11pt" style:language-asian="zxx" style:country-asian="none" style:font-size-complex="11pt" style:language-complex="ar" style:country-complex="SA"/>
    </style:style>
    <style:style style:name="P3" style:family="paragraph" style:parent-style-name="Standard">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4" style:family="paragraph" style:parent-style-name="Standard">
      <style:paragraph-properties style:snap-to-layout-grid="false"/>
      <style:text-properties style:font-name="Times New Roman" fo:font-size="11pt" fo:language="en" fo:country="US" fo:font-style="normal" style:font-size-asian="11pt" style:language-asian="zxx" style:country-asian="none" style:font-style-asian="normal" style:language-complex="ar" style:country-complex="SA" style:font-style-complex="normal" style:font-weight-complex="bold"/>
    </style:style>
    <style:style style:name="P5" style:family="paragraph" style:parent-style-name="Standard">
      <style:text-properties style:font-name="Times New Roman" fo:font-size="11pt" fo:language="en" fo:country="US" fo:font-weight="bold" style:font-size-asian="11pt" style:language-asian="zxx" style:country-asian="none" style:font-weight-asian="bold" style:font-size-complex="11pt" style:language-complex="ar" style:country-complex="SA"/>
    </style:style>
    <style:style style:name="P6" style:family="paragraph" style:parent-style-name="Standard">
      <style:paragraph-properties style:snap-to-layout-grid="false"/>
      <style:text-properties style:font-name="Times New Roman" fo:font-size="11pt" fo:language="en" fo:country="US" fo:font-weight="bold" style:font-size-asian="11pt" style:language-asian="zxx" style:country-asian="none" style:font-weight-asian="bold" style:font-size-complex="11pt" style:language-complex="ar" style:country-complex="SA"/>
    </style:style>
    <style:style style:name="P7" style:family="paragraph" style:parent-style-name="Standard">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8" style:family="paragraph" style:parent-style-name="Standard">
      <style:paragraph-properties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font-weight-complex="bold"/>
    </style:style>
    <style:style style:name="P9" style:family="paragraph" style:parent-style-name="Standard">
      <style:paragraph-properties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10" style:family="paragraph" style:parent-style-name="Standard">
      <style:text-properties style:font-name="Times New Roman" fo:language="en" fo:country="US" style:language-asian="zxx" style:country-asian="none" style:language-complex="ar" style:country-complex="SA"/>
    </style:style>
    <style:style style:name="P11" style:family="paragraph" style:parent-style-name="Standard">
      <style:paragraph-properties fo:text-align="justify" style:justify-single-word="false">
        <style:tab-stops>
          <style:tab-stop style:position="0.5in"/>
          <style:tab-stop style:position="1in"/>
        </style:tab-stops>
      </style:paragraph-properties>
      <style:text-properties fo:font-size="11pt" style:font-size-asian="11pt" style:font-size-complex="11pt"/>
    </style:style>
    <style:style style:name="P12" style:family="paragraph" style:parent-style-name="Standard">
      <style:paragraph-properties fo:margin-left="-0.002in" fo:margin-right="-0.002in" fo:text-indent="0in" style:auto-text-indent="false"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font-weight-complex="bold"/>
    </style:style>
    <style:style style:name="P13" style:family="paragraph" style:parent-style-name="Table_20_Contents">
      <style:text-properties style:font-name="Times New Roman" fo:font-size="11pt" fo:language="en" fo:country="US" style:font-size-asian="11pt" style:language-asian="zxx" style:country-asian="none" style:font-size-complex="11pt" style:language-complex="ar" style:country-complex="SA"/>
    </style:style>
    <style:style style:name="P14" style:family="paragraph" style:parent-style-name="Table_20_Contents">
      <style:paragraph-properties fo:text-align="end" style:justify-single-word="false"/>
      <style:text-properties style:font-name="Times New Roman" fo:language="en" fo:country="US" style:language-asian="zxx" style:country-asian="none" style:language-complex="ar" style:country-complex="SA"/>
    </style:style>
    <style:style style:name="P15" style:family="paragraph" style:parent-style-name="Standard">
      <style:paragraph-properties fo:margin-left="0.5in" fo:margin-right="0in" fo:text-indent="0in" style:auto-text-indent="false"/>
      <style:text-properties style:font-name="Times New Roman" fo:font-size="11pt" fo:language="en" fo:country="US" style:font-size-asian="11pt" style:language-asian="zxx" style:country-asian="none" style:font-size-complex="11pt" style:language-complex="ar" style:country-complex="SA"/>
    </style:style>
    <style:style style:name="P16" style:family="paragraph" style:parent-style-name="Standard">
      <style:paragraph-properties fo:margin-left="0.25in" fo:margin-right="0in" fo:text-align="justify" style:justify-single-word="false" fo:text-indent="0in" style:auto-text-indent="false" style:snap-to-layout-grid="false">
        <style:tab-stops>
          <style:tab-stop style:position="1.2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7"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0138in solid #000000"/>
      <style:text-properties style:font-name="Times New Roman"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normal" style:font-weight-complex="bold"/>
    </style:style>
    <style:style style:name="P18" style:family="paragraph" style:parent-style-name="Standard" style:list-style-name="WW8Num6">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9" style:family="paragraph" style:parent-style-name="Standard" style:list-style-name="WW8Num6">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20" style:family="paragraph" style:parent-style-name="Standard" style:list-style-name="WW8Num5">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21" style:family="paragraph" style:parent-style-name="Standard" style:list-style-name="WW8Num7">
      <style:paragraph-properties fo:text-align="justify" style:justify-single-word="false">
        <style:tab-stops>
          <style:tab-stop style:position="0.5in"/>
          <style:tab-stop style:position="1in"/>
        </style:tab-stops>
      </style:paragraph-properties>
      <style:text-properties style:font-name="Times New Roman" fo:font-size="11pt" fo:language="en" fo:country="US" style:font-size-asian="11pt" style:language-asian="zxx" style:country-asian="none" style:font-size-complex="11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7">Matthew Alan Soucy</text:p>
      <table:table table:name="Table2" table:style-name="Table2">
        <table:table-column table:style-name="Table2.A"/>
        <table:table-column table:style-name="Table2.B"/>
        <table:table-row>
          <table:table-cell office:value-type="string">
            <text:p text:style-name="P13">1 Reeds Ferry Way</text:p>
            <text:p text:style-name="P13">Merrimack, NH 03054</text:p>
          </table:table-cell>
          <table:table-cell office:value-type="string">
            <text:p text:style-name="P14">Phone number: (603) 424-3317</text:p>
            <text:p text:style-name="P14">MAS_93@comcast.net</text:p>
          </table:table-cell>
        </table:table-row>
      </table:table>
      <text:p text:style-name="P10"/>
      <table:table table:name="Table1" table:style-name="Table1">
        <table:table-column table:style-name="Table1.A"/>
        <table:table-column table:style-name="Table1.B"/>
        <table:table-row table:style-name="Table1.1">
          <table:table-cell table:style-name="Table1.A1" office:value-type="string">
            <text:p text:style-name="P8">Objective</text:p>
          </table:table-cell>
          <table:table-cell table:style-name="Table1.A1" office:value-type="string">
            <text:p text:style-name="P4">To obtain an internship within a technology company</text:p>
          </table:table-cell>
        </table:table-row>
        <table:table-row table:style-name="Table1.1">
          <table:table-cell table:style-name="Table1.A1" office:value-type="string">
            <text:p text:style-name="P9">Education</text:p>
          </table:table-cell>
          <table:table-cell table:style-name="Table1.A1" office:value-type="string">
            <text:list xml:id="list40378190" text:style-name="WW8Num6">
              <text:list-item>
                <text:p text:style-name="P19">Merrimack High School</text:p>
              </text:list-item>
            </text:list>
            <text:p text:style-name="P15">College Prep</text:p>
            <text:p text:style-name="P15">GPA: 3.35 (out of 4.0)</text:p>
            <text:list xml:id="list40385513" text:continue-list="list40378190" text:style-name="WW8Num6">
              <text:list-item text:start-value="1">
                <text:p text:style-name="P18">Relevant coursework includes: Data Structures with C++, Independent Study in Game Design and Algorithms, AP Calculus AB, Physics, Chemistry</text:p>
              </text:list-item>
            </text:list>
          </table:table-cell>
        </table:table-row>
        <table:table-row table:style-name="Table1.1">
          <table:table-cell table:style-name="Table1.A1" table:number-columns-spanned="2" office:value-type="string">
            <text:p text:style-name="P12">Experience</text:p>
          </table:table-cell>
          <table:covered-table-cell/>
        </table:table-row>
        <table:table-row table:style-name="Table1.1">
          <table:table-cell table:style-name="Table1.A1" office:value-type="string">
            <text:p text:style-name="P5">FIRST Team 166</text:p>
            <text:p text:style-name="P2">Merrimack, NH</text:p>
            <text:p text:style-name="P2">Position: Software Member</text:p>
            <text:p text:style-name="P2">09/2007 – 06/2009</text:p>
            <text:p text:style-name="P2">Position: Software Lead</text:p>
            <text:p text:style-name="P2">06/2009 – current</text:p>
          </table:table-cell>
          <table:table-cell table:style-name="Table1.A1" office:value-type="string">
            <text:list xml:id="list40370757" text:style-name="WW8Num5">
              <text:list-item>
                <text:p text:style-name="P20">Member of software team in 2009, which was awarded the Rockwell Automation Innovation in Control Award for implementation and documentation of a traction control system.</text:p>
              </text:list-item>
              <text:list-item>
                <text:p text:style-name="P20">Software Lead for 2009-2010 and 2010-2011 FIRST robotics seasons – responsible for overseeing development of all robot software.</text:p>
              </text:list-item>
              <text:list-item>
                <text:p text:style-name="P20">Conducted code reviews with Software Mentors and recorded action items.</text:p>
              </text:list-item>
              <text:list-item>
                <text:p text:style-name="P20">Recipient of the FIRST Dean's List Award from the BAE Systems Granite State Regional in March 2011. This is awarded to two students per regional event who are nominated by their teams, and recognizes leadership, technical expertise, and the ability to motivate fellow team members</text:p>
              </text:list-item>
            </text:list>
          </table:table-cell>
        </table:table-row>
        <table:table-row table:style-name="Table1.1">
          <table:table-cell table:style-name="Table1.A1" office:value-type="string">
            <text:p text:style-name="P5"/>
            <text:p text:style-name="P5">MHS Science Olympiad</text:p>
            <text:p text:style-name="P2">Merrimack, NH</text:p>
            <text:p text:style-name="P2">Position: Student</text:p>
            <text:p text:style-name="P2">2010 – current</text:p>
            <text:p text:style-name="P2"/>
          </table:table-cell>
          <table:table-cell table:style-name="Table1.A1" office:value-type="string">
            <text:p text:style-name="P3"/>
            <text:list xml:id="list40402049" text:continue-numbering="true" text:style-name="WW8Num5">
              <text:list-item>
                <text:p text:style-name="P20">New Hampshire State Champion team in 2010, personally winning one gold medal for “Write it, Do it”, a challenge judging teamwork and understanding of one's partner; a silver medal in “Bridge Building”; and a silver medal in “Mission Possible”, a Rube Goldberg machine contest</text:p>
              </text:list-item>
              <text:list-item>
                <text:p text:style-name="P20">New Hampshire State Champion team in 2011, personally winning one gold medal for “Write it, Do it”, a gold medal in “Sounds of Music”, a musical instrument competition; and a silver medal in “Sumo Bots”</text:p>
              </text:list-item>
              <text:list-item>
                <text:p text:style-name="P20">Traveled to Indianapolis for the Championship competition in 2010, and Madison, WI for the 2011 Championships</text:p>
              </text:list-item>
            </text:list>
          </table:table-cell>
        </table:table-row>
        <table:table-row table:style-name="Table1.1">
          <table:table-cell table:style-name="Table1.A1" office:value-type="string">
            <text:p text:style-name="P6"/>
            <text:p text:style-name="P7">Qualifications</text:p>
          </table:table-cell>
          <table:table-cell table:style-name="Table1.A1" office:value-type="string">
            <text:p text:style-name="P16"/>
            <text:list xml:id="list40362362" text:style-name="WW8Num7">
              <text:list-item>
                <text:p text:style-name="P21">Proficient in C and C++</text:p>
              </text:list-item>
              <text:list-item>
                <text:p text:style-name="P21">Working knowledge of Python, Labview, PHP, Javascript, HTML, Java, D, Lua, and AviSynth</text:p>
              </text:list-item>
              <text:list-item>
                <text:p text:style-name="P21">Familiar with the Subversion and Mercurial source control systems</text:p>
              </text:list-item>
            </text:list>
          </table:table-cell>
        </table:table-row>
        <table:table-row table:style-name="Table1.1">
          <table:table-cell table:style-name="Table1.A1" office:value-type="string">
            <text:p text:style-name="P9"/>
            <text:p text:style-name="P9">Interests</text:p>
          </table:table-cell>
          <table:table-cell table:style-name="Table1.A1" office:value-type="string">
            <text:p text:style-name="P11"/>
            <text:list xml:id="list40406861" text:continue-numbering="true" text:style-name="WW8Num7">
              <text:list-item>
                <text:p text:style-name="P21">Performing arts – Music (Piano) and Theater</text:p>
              </text:list-item>
              <text:list-item>
                <text:p text:style-name="P21">The French language</text:p>
              </text:list-item>
              <text:list-item>
                <text:p text:style-name="P21">Developing a custom scripting language (“Oratr”)</text:p>
              </text:list-item>
            </text:list>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References provided upon reques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dc:title>Resume for Matthew Soucy</dc:title>
    <meta:creation-date>2011-03-13T17:29:42.07</meta:creation-date>
    <meta:editing-cycles>57</meta:editing-cycles>
    <meta:editing-duration>PT4H23M54S</meta:editing-duration>
    <meta:initial-creator>Matt Soucy</meta:initial-creator>
    <dc:date>2011-06-06T20:26:48.66</dc:date>
    <dc:creator>Matt Soucy</dc:creator>
    <meta:keyword>resume</meta:keyword>
    <meta:document-statistic meta:table-count="2" meta:image-count="0" meta:object-count="0" meta:page-count="1" meta:paragraph-count="39" meta:word-count="345" meta:character-count="2135"/>
    <meta:user-defined meta:name="Info 2">Based on original outline by Bruce Schaller- redesigned and automated by Elizabeth Bulla</meta:user-defined>
    <meta:user-defined meta:name="Info 3"/>
    <meta:user-defined meta:name="Info 4"/>
    <meta:user-defined meta:name="License">&lt;a href="http://templates.services.openoffice.org/bsd-license"&gt;BSD&lt;/a&gt; </meta:user-defined>
    <meta:template xlink:type="simple" xlink:actuate="onRequest" xlink:title="Clickable automated resume template" xlink:href="../../../../AppData/Roaming/OpenOffice.org/3/user/template/Resume%20Template.ott" meta:date="2011-03-13T17:29:41.71"/>
  </office:meta>
</office:document-meta>
</file>